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286D0000093A0000017A8210D5CA.svg" manifest:media-type="image/svg+xml"/>
  <manifest:file-entry manifest:full-path="Pictures/10000001000000590000000E1CEBFEB3.png" manifest:media-type="image/png"/>
  <manifest:file-entry manifest:full-path="Pictures/100000010000008F0000000E6A5E1AD8.png" manifest:media-type="image/png"/>
  <manifest:file-entry manifest:full-path="Pictures/1000499B00000EC90000017A80D20003.svg" manifest:media-type="image/svg+xml"/>
  <manifest:file-entry manifest:full-path="Pictures/10000001000000A40000000C57A72D43.png" manifest:media-type="image/png"/>
  <manifest:file-entry manifest:full-path="Pictures/10004960000010FD0000013235AEF4FC.svg" manifest:media-type="image/svg+xml"/>
  <manifest:file-entry manifest:full-path="Pictures/10000001000000610000000E0324787B.png" manifest:media-type="image/png"/>
  <manifest:file-entry manifest:full-path="Pictures/1000327B000009FF0000017A86041501.svg" manifest:media-type="image/svg+xml"/>
  <manifest:file-entry manifest:full-path="Pictures/100000010000006600000009E411361A.png" manifest:media-type="image/png"/>
  <manifest:file-entry manifest:full-path="Pictures/1000323B00000A81000000F6E030AB5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394cm" style:rel-column-width="3058*"/>
    </style:style>
    <style:style style:name="Table1.B" style:family="table-column">
      <style:table-column-properties style:column-width="4.205cm" style:rel-column-width="2384*"/>
    </style:style>
    <style:style style:name="Table1.C" style:family="table-column">
      <style:table-column-properties style:column-width="4.041cm" style:rel-column-width="2291*"/>
    </style:style>
    <style:style style:name="Table1.D" style:family="table-column">
      <style:table-column-properties style:column-width="3.36cm" style:rel-column-width="1905*"/>
    </style:style>
    <style:style style:name="Table1.A1" style:family="table-cell">
      <style:table-cell-properties style:writing-mode="page"/>
    </style:style>
    <style:style style:name="P1" style:family="paragraph" style:parent-style-name="Standard">
      <style:text-properties officeooo:rsid="0006e348" officeooo:paragraph-rsid="0006e348"/>
    </style:style>
    <style:style style:name="P2" style:family="paragraph" style:parent-style-name="Standard">
      <style:text-properties fo:font-size="11pt" officeooo:rsid="0006e348" officeooo:paragraph-rsid="0006e348" style:font-size-asian="11pt" style:font-size-complex="11pt"/>
    </style:style>
    <style:style style:name="P3" style:family="paragraph" style:parent-style-name="Standard" style:list-style-name="L1">
      <style:text-properties fo:font-size="11pt" officeooo:rsid="0006e348" officeooo:paragraph-rsid="0006e348" style:font-size-asian="11pt" style:font-size-complex="11pt"/>
    </style:style>
    <style:style style:name="P4" style:family="paragraph" style:parent-style-name="Standard" style:list-style-name="L2">
      <style:text-properties fo:font-size="11pt" officeooo:rsid="0006e348" officeooo:paragraph-rsid="0006e348" style:font-size-asian="11pt" style:font-size-complex="11pt"/>
    </style:style>
    <style:style style:name="P5" style:family="paragraph" style:parent-style-name="Standard">
      <style:text-properties fo:font-size="11pt" officeooo:rsid="00086e0e" officeooo:paragraph-rsid="00086e0e" style:font-size-asian="11pt" style:font-size-complex="11pt"/>
    </style:style>
    <style:style style:name="P6" style:family="paragraph" style:parent-style-name="Standard">
      <style:paragraph-properties fo:text-align="start" style:justify-single-word="false"/>
      <style:text-properties fo:font-size="11pt" officeooo:rsid="0009de43" officeooo:paragraph-rsid="0009de43" style:font-size-asian="11pt" style:font-size-complex="11pt"/>
    </style:style>
    <style:style style:name="P7" style:family="paragraph" style:parent-style-name="Standard">
      <style:text-properties fo:font-size="11pt" fo:font-weight="bold" officeooo:rsid="00086e0e" officeooo:paragraph-rsid="00086e0e"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bold" officeooo:rsid="0009de43" officeooo:paragraph-rsid="0009de43" style:font-size-asian="11pt" style:font-weight-asian="bold" style:font-size-complex="11pt" style:font-weight-complex="bold"/>
    </style:style>
    <style:style style:name="P9" style:family="paragraph" style:parent-style-name="Standard">
      <style:text-properties fo:font-size="12pt" officeooo:rsid="0006e348" officeooo:paragraph-rsid="0006e348" style:font-size-asian="12pt" style:font-size-complex="12pt"/>
    </style:style>
    <style:style style:name="P10" style:family="paragraph" style:parent-style-name="Standard">
      <style:text-properties fo:font-size="12pt" officeooo:rsid="00086e0e" officeooo:paragraph-rsid="00086e0e" style:font-size-asian="12pt" style:font-size-complex="12pt"/>
    </style:style>
    <style:style style:name="P11" style:family="paragraph" style:parent-style-name="Standard">
      <style:paragraph-properties fo:text-align="center" style:justify-single-word="false"/>
      <style:text-properties style:text-position="0% 100%" fo:font-size="11pt" officeooo:rsid="0009de43" officeooo:paragraph-rsid="0009de43" style:font-size-asian="11pt" style:font-size-complex="11pt"/>
    </style:style>
    <style:style style:name="P12" style:family="paragraph" style:parent-style-name="Standard">
      <style:paragraph-properties fo:text-align="start" style:justify-single-word="false"/>
      <style:text-properties style:text-position="0% 100%" fo:font-size="11pt" officeooo:rsid="0009de43" officeooo:paragraph-rsid="0009de43" style:font-size-asian="11pt" style:font-size-complex="11pt"/>
    </style:style>
    <style:style style:name="P13" style:family="paragraph" style:parent-style-name="Standard">
      <style:paragraph-properties fo:text-align="start" style:justify-single-word="false"/>
      <style:text-properties style:text-position="0% 100%" fo:font-size="11pt" fo:font-weight="bold" officeooo:rsid="0009de43" officeooo:paragraph-rsid="0009de43" style:font-size-asian="11pt" style:font-weight-asian="bold" style:font-size-complex="11pt" style:font-weight-complex="bold"/>
    </style:style>
    <style:style style:name="P14" style:family="paragraph" style:parent-style-name="Standard">
      <style:paragraph-properties fo:text-align="start" style:justify-single-word="false"/>
      <style:text-properties style:text-position="0% 100%" fo:font-size="11pt" fo:font-weight="bold" officeooo:rsid="0009ed11" officeooo:paragraph-rsid="0009ed11" style:font-size-asian="11pt" style:font-weight-asian="bold" style:font-size-complex="11pt" style:font-weight-complex="bold"/>
    </style:style>
    <style:style style:name="P15" style:family="paragraph" style:parent-style-name="Table_20_Contents">
      <style:text-properties fo:font-size="11pt" officeooo:rsid="00086e0e" officeooo:paragraph-rsid="00086e0e" style:font-size-asian="11pt" style:font-size-complex="11pt"/>
    </style:style>
    <style:style style:name="P16" style:family="paragraph" style:parent-style-name="Table_20_Contents">
      <style:text-properties fo:font-size="11pt" fo:font-weight="bold" officeooo:rsid="00086e0e" officeooo:paragraph-rsid="00086e0e" style:font-size-asian="11pt" style:font-weight-asian="bold" style:font-size-complex="11pt" style:font-weight-complex="bold"/>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fo:font-weight="normal" style:font-weight-asian="normal" style:font-weight-complex="normal"/>
    </style:style>
    <style:style style:name="T4" style:family="text">
      <style:text-properties officeooo:rsid="0009ed1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2">¿Qué es una computadora? Explica detalladamente</text:p>
      <text:p text:style-name="P2">Una computadora, computador u ordenador es una maquina programable que ejecuta una serie de comandos para procesar los datos de entrada, obteniendo posteriormente una salida en respuesta. Una computadora esta compuesta por dos partes esenciales, el hardware y el software.</text:p>
      <text:p text:style-name="P2"/>
      <text:p text:style-name="P2">Indicar los componentes principales de una computadora</text:p>
      <text:list text:style-name="L1">
        <text:list-item>
          <text:p text:style-name="P3">Monitor</text:p>
        </text:list-item>
        <text:list-item>
          <text:p text:style-name="P3">Placa madre</text:p>
        </text:list-item>
        <text:list-item>
          <text:p text:style-name="P3">Microprocesador CPU</text:p>
        </text:list-item>
        <text:list-item>
          <text:p text:style-name="P3">Memoria RAM</text:p>
        </text:list-item>
        <text:list-item>
          <text:p text:style-name="P3">Tarjeta de video GPU</text:p>
        </text:list-item>
        <text:list-item>
          <text:p text:style-name="P3">Fuente</text:p>
        </text:list-item>
        <text:list-item>
          <text:p text:style-name="P3">Lectora de CDs</text:p>
        </text:list-item>
        <text:list-item>
          <text:p text:style-name="P3">Disco rigido</text:p>
        </text:list-item>
        <text:list-item>
          <text:p text:style-name="P3">Teclado</text:p>
        </text:list-item>
        <text:list-item>
          <text:p text:style-name="P3">Mouse</text:p>
        </text:list-item>
      </text:list>
      <text:p text:style-name="P2"/>
      <text:p text:style-name="P2">Investigar que es la unidad central de procesamiento (CPU).</text:p>
      <text:p text:style-name="P2">La CPU son las siglas de Central Processing Unit o Unidad Central de Procesamiento. Es el componente encargado de intrepretar las instrucciones que provienen de los programas y el sistema operativo.</text:p>
      <text:p text:style-name="P2">Dentro de la CPU hay tres partes clave:</text:p>
      <text:list text:style-name="L2">
        <text:list-item>
          <text:p text:style-name="P4">Unidad de Control (UC): Coordina que instrucciones se ejecutan y en qué orden.</text:p>
        </text:list-item>
        <text:list-item>
          <text:p text:style-name="P4">Unidad Aritmético-Logica (ALU): Realiza operaciones matemáticas y comparaciones lógicas.</text:p>
        </text:list-item>
        <text:list-item>
          <text:p text:style-name="P4">Registros: Pequeños espacios de almacenamiento muy rápidos para datos temporales.</text:p>
        </text:list-item>
      </text:list>
      <text:p text:style-name="P2"/>
      <text:p text:style-name="P2">Complete la siguiente tabla con tres ejemplos en cada categoría de hardware, que no</text:p>
      <text:p text:style-name="P2">estén en el documento base:</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Categoría</text:p>
          </table:table-cell>
          <table:table-cell table:style-name="Table1.A1" office:value-type="string">
            <text:p text:style-name="P16">Ejemplo 1</text:p>
          </table:table-cell>
          <table:table-cell table:style-name="Table1.A1" office:value-type="string">
            <text:p text:style-name="P16">Ejemplo 2</text:p>
          </table:table-cell>
          <table:table-cell table:style-name="Table1.A1" office:value-type="string">
            <text:p text:style-name="P16">Ejemplo 3</text:p>
          </table:table-cell>
        </table:table-row>
        <table:table-row>
          <table:table-cell table:style-name="Table1.A1" office:value-type="string">
            <text:p text:style-name="P15">Dispositivo de entrada</text:p>
          </table:table-cell>
          <table:table-cell table:style-name="Table1.A1" office:value-type="string">
            <text:p text:style-name="P15">Teclado</text:p>
          </table:table-cell>
          <table:table-cell table:style-name="Table1.A1" office:value-type="string">
            <text:p text:style-name="P15">Mouse</text:p>
          </table:table-cell>
          <table:table-cell table:style-name="Table1.A1" office:value-type="string">
            <text:p text:style-name="P15">Micrófono</text:p>
          </table:table-cell>
        </table:table-row>
        <table:table-row>
          <table:table-cell table:style-name="Table1.A1" office:value-type="string">
            <text:p text:style-name="P15">Dispositivo de salida</text:p>
          </table:table-cell>
          <table:table-cell table:style-name="Table1.A1" office:value-type="string">
            <text:p text:style-name="P15">Monitor</text:p>
          </table:table-cell>
          <table:table-cell table:style-name="Table1.A1" office:value-type="string">
            <text:p text:style-name="P15">Parlante</text:p>
          </table:table-cell>
          <table:table-cell table:style-name="Table1.A1" office:value-type="string">
            <text:p text:style-name="P15">Impresora</text:p>
          </table:table-cell>
        </table:table-row>
        <table:table-row>
          <table:table-cell table:style-name="Table1.A1" office:value-type="string">
            <text:p text:style-name="P15">Hardware complementario</text:p>
          </table:table-cell>
          <table:table-cell table:style-name="Table1.A1" office:value-type="string">
            <text:p text:style-name="P15">Disco duro externo</text:p>
          </table:table-cell>
          <table:table-cell table:style-name="Table1.A1" office:value-type="string">
            <text:p text:style-name="P15">GPU dedicada</text:p>
          </table:table-cell>
          <table:table-cell table:style-name="Table1.A1" office:value-type="string">
            <text:p text:style-name="P15">Webcam</text:p>
          </table:table-cell>
        </table:table-row>
      </table:table>
      <text:p text:style-name="P2"/>
      <text:p text:style-name="P2"/>
      <text:p text:style-name="P9">Ejercicio 2</text:p>
      <text:p text:style-name="P2">Explicar con palabras propias la diferencia entre hardware y software. Mencionar al menos</text:p>
      <text:p text:style-name="P2">tres ejemplos de cada uno.</text:p>
      <text:p text:style-name="P5">En pocas palabras podríamos decir que el <text:span text:style-name="T1">hardware</text:span> representa todos los componentes físicos (tangibles) que intervienen en el funcionamiento de un computadora mientras que el <text:span text:style-name="T1">software</text:span> representa los conjuntos de instrucciones (intangibles) que permiten el funcionamiento y uso de hardware en una computadora. </text:p>
      <text:p text:style-name="P5">Ejemplos de Hardware: placa madre, disco rígido, memoria RAM</text:p>
      <text:p text:style-name="P5">Ejemplos de Software: editor de texto Word, navegador web Google Chrome, reproductor de audio/video VLC</text:p>
      <text:p text:style-name="P10"><text:soft-page-break/>Ejercicio 3</text:p>
      <text:p text:style-name="P5">Utilizando las equivalencias entre unidades de medida de información (bits, bytes, kilobytes,</text:p>
      <text:p text:style-name="P5">megabytes y gigabytes), resuelva las siguientes situaciones:</text:p>
      <text:p text:style-name="P7">Situación 1: Archivos de texto</text:p>
      <text:p text:style-name="P5">Un archivo de texto muy simple ocupa, en promedio, 10 KB. ¿Cuántos archivos de texto</text:p>
      <text:p text:style-name="P5">se pueden almacenar en 3,5 MB?</text:p>
      <text:p text:style-name="P6">Llevamos MB a KB sabiendo que 1MB equivales a 1024KB </text:p>
      <text:p text:style-name="P11"><draw:frame text:anchor-type="as-char" svg:y="-0.148cm" draw:z-index="2" draw:style-name="gr3" draw:text-style-name="P17" svg:width="3.227cm" svg:height="0.295cm"><draw:image xlink:href="Pictures/1000323B00000A81000000F6E030AB58.svg" xlink:type="simple" xlink:show="embed" xlink:actuate="onLoad" draw:mime-type="image/svg+xml"><text:p/></draw:image><draw:image xlink:href="Pictures/100000010000006600000009E411361A.png" xlink:type="simple" xlink:show="embed" xlink:actuate="onLoad" draw:mime-type="image/png"/><svg:title>TexMaths</svg:title><svg:desc>12§latex§3.5 \times 1024 = 3584§svg§600§FALSE§</svg:desc></draw:frame></text:p>
      <text:p text:style-name="P6">Entonces 3,5MB equivale<text:span text:style-name="T4">n</text:span> a 3584KB, entonces <text:span text:style-name="T2"><draw:frame text:anchor-type="as-char" svg:y="-0.339cm" draw:z-index="0" draw:style-name="gr5" draw:text-style-name="P17" svg:width="3.07cm" svg:height="0.452cm"><draw:image xlink:href="Pictures/1000327B000009FF0000017A86041501.svg" xlink:type="simple" xlink:show="embed" xlink:actuate="onLoad" draw:mime-type="image/svg+xml"><text:p/></draw:image><draw:image xlink:href="Pictures/10000001000000610000000E0324787B.png" xlink:type="simple" xlink:show="embed" xlink:actuate="onLoad" draw:mime-type="image/png"/><svg:title>TexMaths</svg:title><svg:desc>12§inline§3584 / 10 = 358,4§svg§600§FALSE§</svg:desc></draw:frame></text:span></text:p>
      <text:p text:style-name="P6"><text:span text:style-name="T1">Respuesta</text:span>: Se pueden almacenar aproximadamente 358 archivos.</text:p>
      <text:p text:style-name="P6"/>
      <text:p text:style-name="P8">Situación 2: Fotos comprimidas</text:p>
      <text:p text:style-name="P6">Una foto comprimida para web ocupa aproximadamente 650 KB. ¿Cuántas fotos</text:p>
      <text:p text:style-name="P6">comprimidas de 650 KB se podrían guardar en 6,5 GB?</text:p>
      <text:p text:style-name="P6">Llevamos GB a KB haciendo varias conversiones</text:p>
      <text:p text:style-name="P11"><draw:frame text:anchor-type="as-char" svg:y="-0.183cm" draw:z-index="1" draw:style-name="gr4" draw:text-style-name="P17" svg:width="5.218cm" svg:height="0.366cm"><draw:image xlink:href="Pictures/10004960000010FD0000013235AEF4FC.svg" xlink:type="simple" xlink:show="embed" xlink:actuate="onLoad" draw:mime-type="image/svg+xml"><text:p/></draw:image><draw:image xlink:href="Pictures/10000001000000A40000000C57A72D43.png" xlink:type="simple" xlink:show="embed" xlink:actuate="onLoad" draw:mime-type="image/png"/><svg:title>TexMaths</svg:title><svg:desc>12§latex§6,5 \times 1024 \times 1024 = 6815744§svg§600§FALSE§</svg:desc></draw:frame></text:p>
      <text:p text:style-name="P12">Entonces 6,5GB equivale<text:span text:style-name="T4">n</text:span> a 6815744KB <text:span text:style-name="T3">, entonces </text:span><text:span text:style-name="T3"><draw:frame text:anchor-type="as-char" svg:y="-0.339cm" draw:z-index="3" draw:style-name="gr2" draw:text-style-name="P17" svg:width="4.541cm" svg:height="0.452cm"><draw:image xlink:href="Pictures/1000499B00000EC90000017A80D20003.svg" xlink:type="simple" xlink:show="embed" xlink:actuate="onLoad" draw:mime-type="image/svg+xml"><text:p/></draw:image><draw:image xlink:href="Pictures/100000010000008F0000000E6A5E1AD8.png" xlink:type="simple" xlink:show="embed" xlink:actuate="onLoad" draw:mime-type="image/png"/><svg:title>TexMaths</svg:title><svg:desc>12§inline§6815744 / 650 = 10485,76§svg§600§FALSE§</svg:desc></draw:frame></text:span></text:p>
      <text:p text:style-name="P13">Respuesta<text:span text:style-name="T3">: Se pueden guardar aproximadamente unas 10485 fotos.</text:span></text:p>
      <text:p text:style-name="P13"><text:span text:style-name="T3"/></text:p>
      <text:p text:style-name="P13">Extra (opcional)<text:span text:style-name="T3">:</text:span></text:p>
      <text:p text:style-name="P13"><text:span text:style-name="T3">Si un archivo de música ocupa 5 MB, ¿cuántas canciones podrían entrar en una</text:span></text:p>
      <text:p text:style-name="P13"><text:span text:style-name="T3">memoria USB de 1 GB?</text:span></text:p>
      <text:p text:style-name="P14"><text:span text:style-name="T3">Llevamos GM a MB sabiendo que 1GB equivalen a 1024MB</text:span></text:p>
      <text:p text:style-name="P14"><text:span text:style-name="T3">Entonce </text:span><text:span text:style-name="T3"><draw:frame text:anchor-type="as-char" svg:y="-0.339cm" draw:z-index="4" draw:style-name="gr1" draw:text-style-name="P17" svg:width="2.835cm" svg:height="0.452cm"><draw:image xlink:href="Pictures/1000286D0000093A0000017A8210D5CA.svg" xlink:type="simple" xlink:show="embed" xlink:actuate="onLoad" draw:mime-type="image/svg+xml"><text:p/></draw:image><draw:image xlink:href="Pictures/10000001000000590000000E1CEBFEB3.png" xlink:type="simple" xlink:show="embed" xlink:actuate="onLoad" draw:mime-type="image/png"/><svg:title>TexMaths</svg:title><svg:desc>12§inline§1024 / 5 = 204,8§svg§600§FALSE§</svg:desc></draw:frame></text:span></text:p>
      <text:p text:style-name="P14">Respuesta<text:span text:style-name="T3">: Se pueden almacenar unas 204 cancion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MU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MU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family="'CMU Serif'"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3T18:06:14.129034593</meta:creation-date>
    <dc:date>2025-08-13T19:01:58.116940742</dc:date>
    <meta:editing-duration>PT3M24S</meta:editing-duration>
    <meta:editing-cycles>1</meta:editing-cycles>
    <meta:document-statistic meta:table-count="1" meta:image-count="0" meta:object-count="0" meta:page-count="2" meta:paragraph-count="67" meta:word-count="456" meta:character-count="2953" meta:non-whitespace-character-count="2570"/>
    <meta:generator>LibreOffice/24.2.7.2$Linux_X86_64 LibreOffice_project/420$Build-2</meta:generator>
  </office:meta>
</office:document-meta>
</file>